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2" svg:font-family="StarSymbol" style:font-pitch="variable"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ing Notes Week 2</text:p>
      <text:p text:style-name="Standard"/>
      <text:p text:style-name="P2">Ch. 2 JBF – Environmental and Social Consequences of Economic Reductionsim</text:p>
      <text:p text:style-name="Standard">Capitalism, as a linear system of reductive commodification and wealth accumulation, is irreconcilable with the complex dynamical systems of Earth.</text:p>
      <text:p text:style-name="Standard"/>
      <text:list text:style-name="L1">
        <text:list-item>
          <text:p text:style-name="P3">internalizing the natural env into the market system lead to a new empire over nature</text:p>
        </text:list-item>
      </text:list>
      <text:list text:style-name="L1">
        <text:list-item text:start-value="1">
          <text:p text:style-name="P3">neoclassical env economists 1) break down the environment into specific goods/services (commodities) 2) commodities given an imputed price (hedonics, cost/benefit analysis, contingent value) 3) various market mechanisms and policy instruments devised to change prices or create markets</text:p>
        </text:list-item>
      </text:list>
      <text:list text:style-name="L1">
        <text:list-item text:start-value="1">
          <text:p text:style-name="P3">commodification of nature “weird” 1)reducing the human relation to nature to a set of market-based utility fxns is historically bizarre 2) diplaces the idea of value and worth 3)valuation and commodification neglect ecological principles—bringing nature into the system IS what causes degradation (endless expansion) (Pacific Lumber holding of redwoods ---&gt; old growth has high economic value so cut it down; electric cars and automobile efficiency are not happening b/c of auto-parts-petroleum complex)</text:p>
        </text:list-item>
      </text:list>
      <text:list text:style-name="L1">
        <text:list-item text:start-value="1">
          <text:p text:style-name="P3">True capitalism would take nature into account and by so doing would save the environment</text:p>
        </text:list-item>
      </text:list>
      <text:list text:style-name="L1">
        <text:list-item text:start-value="1">
          <text:p text:style-name="P3">Problem-- Capitalism sees any crisis as emanating from a barriers to expansion of the domain of capital rather than the expansion of capital itself</text:p>
        </text:list-item>
      </text:list>
      <text:list text:style-name="L1">
        <text:list-item text:start-value="1">
          <text:p text:style-name="P3">Capitalism is geared to wealth accumulation not meeting human needs---&gt;M-C-M' where the production of Commodities is simply a means to more Money</text:p>
        </text:list-item>
      </text:list>
      <text:list text:style-name="L1">
        <text:list-item text:start-value="1">
          <text:p text:style-name="P3">strong sustainability (maintenance of critical natural capital stocks) cannot support capitalism ---&gt;critical stocks are outside the market</text:p>
        </text:list-item>
      </text:list>
      <text:list text:style-name="L1">
        <text:list-item text:start-value="1">
          <text:p text:style-name="P3">inherent conflict between the maintenance of ecosystems and rapid, unbounded economic growth required by tenets of capitalism</text:p>
        </text:list-item>
      </text:list>
      <text:list text:style-name="L1">
        <text:list-item text:start-value="1">
          <text:p text:style-name="P3">sustainable development ---&gt; probably cannot internalize all env costs and cannot balance increasing economic scale w/in a limited biosphere</text:p>
        </text:list-item>
      </text:list>
      <text:list text:style-name="L1">
        <text:list-item text:start-value="1">
          <text:p text:style-name="P3">the full accounting of all social and environmental costs into the private market is impossible</text:p>
        </text:list-item>
      </text:list>
      <text:list text:style-name="L1">
        <text:list-item text:start-value="1">
          <text:p text:style-name="P3">Paul Hawken's 'natural capitalism' means dematerialism (reductions in thruputs of raw materials and energy per unit) coupled w/ technology </text:p>
        </text:list-item>
      </text:list>
      <text:list text:style-name="L1">
        <text:list-item text:start-value="1">
          <text:p text:style-name="P3">ecological blinders of economists ---&gt; global warming of 6 deg C not really a problem for the economy (Nordhaus). <text:s/>The economy is somehow decoupled from ecology of the planet; substitution always available</text:p>
        </text:list-item>
      </text:list>
      <text:list text:style-name="L1">
        <text:list-item text:start-value="1">
          <text:p text:style-name="P3">growth of commodity economy = growth of environmental woes (deforestation, climate change, desertification, ozone layer disruption, extinction, toxins, coral reef decline, etc); though these are discrete the are linked </text:p>
        </text:list-item>
      </text:list>
      <text:list text:style-name="L1">
        <text:list-item text:start-value="1">
          <text:p text:style-name="P3">lack of systemic analysis prevented by vested interests--&gt;ultimately revolution for holistic, environmental justice</text:p>
        </text:list-item>
      </text:list>
      <text:p text:style-name="Standard"/>
      <text:p text:style-name="P2">Ch. 11 JBF – Malthus' Essay on Population at Age 200</text:p>
      <text:p text:style-name="Standard">The maintenance of an oligarchical system of social order requires constant innovation by the elites lest the “rabble” evolve to actually challenge the system. <text:s/>Malthus has proven to be a marvelous source of clay from which to mold a new statue of Caesar by the Mark Anthony's of the current empire. </text:p>
      <text:p text:style-name="Standard"/>
      <text:list text:style-name="L2">
        <text:list-item>
          <text:p text:style-name="P4">Malthus – constant pressure of population against food supply that has always applied and will always <text:soft-page-break/>apply (NOT about the threat of overpopulation); Malthus is actually non-ecological!</text:p>
        </text:list-item>
      </text:list>
      <text:p text:style-name="Standard"/>
      <text:list text:style-name="L2">
        <text:list-item text:start-value="1">
          <text:p text:style-name="P4">Numerous editions, First Essay argument different from Second Essay argument</text:p>
        </text:list-item>
        <text:list-item>
          <text:p text:style-name="P4">First Essay: Constant tendency to equilibrium of pop and food even though pop growth is geometrical (exponential) and food production grows arithmetically. Thus attention needs to be given to the checks on pop ---&gt; all reducible to vice and misery. <text:s/>Vice and misery absolutely required thus no egalitarian society is possible.</text:p>
        </text:list-item>
        <text:list-item>
          <text:p text:style-name="P4">First Essay argument rests on arithmetic food production ---&gt; no realization of soil and crop improvements at the time (soil and crops stagnant; no room for improvement; not recognizing that nature is also geometrical in growth)</text:p>
        </text:list-item>
        <text:list-item>
          <text:p text:style-name="P4">First Essay ---&gt; low or stagnant pop growth=equilibium w/ food; high pop growth = a region is underpopulated</text:p>
        </text:list-item>
        <text:list-item>
          <text:p text:style-name="P4">First Essay only original idea ---&gt; pop grows exponentially; food arithmetically</text:p>
        </text:list-item>
        <text:list-item>
          <text:p text:style-name="P4">Second Essay ---&gt; an attack on the English Poor laws</text:p>
        </text:list-item>
        <text:list-item>
          <text:p text:style-name="P4">Second Essay ---&gt; the poor have no right to the feasts of nature b/c the table is already full of guests; displacement of the guests will cause ruin for all; charity fosters social evils b/c it enables the poor to breed (they are incapable of sexual restraint and no possibility of contraception)</text:p>
        </text:list-item>
        <text:list-item>
          <text:p text:style-name="P4">Second Essay ---&gt; “wages fund doctrine” = limited amount of provisions; raising workers wages will only cause an increase in the price of the provisions; will not procure for the workers a larger portion of the necessities of life </text:p>
        </text:list-item>
        <text:list-item>
          <text:p text:style-name="P4">Malthus characterized by a fundamental meanness of spirit---&gt; a “parson naturalist” (Protestant who uses natural laws to justify the social order)</text:p>
        </text:list-item>
        <text:list-item>
          <text:p text:style-name="P4">Malthus remained a viable read (part of the economic orthodoxy) by frightening the British oligarchy that excessive population growth coupled w/ egalitarian ideals would mean the middle class would be blended with the poor. </text:p>
        </text:list-item>
        <text:list-item>
          <text:p text:style-name="P4">Social Darwinism boost to Malthus ---&gt; Millionaires are a product of natural selection! (William Graham Sumner)</text:p>
        </text:list-item>
        <text:list-item>
          <text:p text:style-name="P4">Neo-Malthusianism ---&gt; the long-dormant population theory resurrected as part of new hegemonic ideology of imperial control central to both the Cold War and the Green Revolution: Malthus as ecologist <text:s/>---&gt; all environmental problems from over population (Chinese revolution; Vietnam's quest for land reform); improving society impossible except in the form of the accumulation of wealth among the well-to-do.</text:p>
        </text:list-item>
        <text:list-item>
          <text:p text:style-name="P4">Does not negate that population IS an environmental concern; demographic transition theory (examines the rate of population growth w/ respect to economic and social well-being) more useful than Malthusianism; even famine cannot be explained solely by shortage (Amartya Sen)</text:p>
        </text:list-item>
      </text:list>
      <text:p text:style-name="Standard"/>
      <text:p text:style-name="Standard"/>
      <text:p text:style-name="P2">Goodland and Daly-- Environmental Sustainability:Universal and Nonnegotiable</text:p>
      <text:p text:style-name="Standard">Environmental sustainability is acting on the realization that human welfare is a function of the ratio of quality to quantity, not simply a function of quantity. <text:s/>Stabilizing quantity (the throughput of matter and energy extracted from the planet) will allow quality (and thus welfare) to rise w/o collapsing the biosphere.</text:p>
      <text:list text:style-name="L3">
        <text:list-item>
          <text:p text:style-name="P5">Best to disaggregate definitions of sustainability by discipline</text:p>
        </text:list-item>
        <text:list-item>
          <text:p text:style-name="P5">sustainable development = development w/o growth in thruput of matter and energy beyond regenerative and absorptive capacities. Goal is to maintain environmental source and sink capacities unimpaired</text:p>
        </text:list-item>
        <text:list-item>
          <text:p text:style-name="P5"><text:soft-page-break/>Distinction between growth and development. <text:s/></text:p>
        </text:list-item>
        <text:list-item>
          <text:p text:style-name="P5">Growth ---&gt; thruput increase in matter and energy extracted from the planet (quantitative)</text:p>
        </text:list-item>
        <text:list-item>
          <text:p text:style-name="P5">Development ---&gt; a fundamental human right that requires inter alia democracy, good governance, increasing capacities (qualitative) </text:p>
        </text:list-item>
        <text:list-item>
          <text:p text:style-name="P5">Economic development ---&gt; almost always has goal to alleviate poverty, illiteracy, hunger, disease; close the gap between rich and poor by bringing the “bottom” up; rarely by bringing the “top” down (redistribution). <text:s/>Absolutely impossible to give everyone the standard of the OECD countries! If this is impossible then sharing and population control necessary (not discussed)</text:p>
        </text:list-item>
        <text:list-item>
          <text:p text:style-name="P5">Non sequitur ---&gt; desirable for everyone to have high std of living (as in the North) so it must be possible</text:p>
        </text:list-item>
        <text:list-item>
          <text:p text:style-name="P5">Poor countries need both growth and development-- rich nations must reverse throughputs</text:p>
        </text:list-item>
        <text:list-item>
          <text:p text:style-name="P5">Natural capital has already been deleted ---&gt; the OECD countries have already depleted much of the world's natural capital thereby impoverishing much of the world</text:p>
        </text:list-item>
        <text:list-item>
          <text:p text:style-name="P5">Already a problem intragenerational equity let alone intergenerational equity</text:p>
        </text:list-item>
        <text:list-item>
          <text:p text:style-name="P5">Why env sus? 1) env source and sink capacities being constantly reduced (increasingly more difficult), 2) 10 million added every year, the numerical gap between rich-poor massive</text:p>
        </text:list-item>
        <text:list-item>
          <text:p text:style-name="P5">ES must define “natural capital” ---&gt; the sum stock of environmentally provided assets. Sustainability means maintaining env assets like 'income' (Hicks definition). <text:s/>Income is sustainable but prevailing models of economic analysis treat consumption of natural capital as income thereby promoting unsustainable patterns of economic activity. Consumption of natural capital is liquidation.</text:p>
        </text:list-item>
        <text:list-item>
          <text:p text:style-name="P5">Cultivated natural capital (agriculture) increases the stock of capital for human use but ultimately still depends on natural capital (land, water, bio-stocks)</text:p>
        </text:list-item>
        <text:list-item>
          <text:p text:style-name="P5">Being “worse off” means fewer choices (lowered capacities)</text:p>
        </text:list-item>
        <text:list-item>
          <text:p text:style-name="P5">ES can also be weak, medium, strong, absurdly strong (viz a viz substitutions)</text:p>
        </text:list-item>
        <text:list-item>
          <text:p text:style-name="P5">weak sustainability ---&gt; good first step to reduce inefficiencies; complete substitutions</text:p>
        </text:list-item>
        <text:list-item>
          <text:p text:style-name="P5">intermediate sustainability ---&gt; maintain a balanced mix of capitals (excessive use of one resource would mean investment in another); hard to define the “right mix”</text:p>
        </text:list-item>
        <text:list-item>
          <text:p text:style-name="P5">strong sustainability ---&gt; keep all capital stocks intact; natural and man-made capital are compliments not substitutes</text:p>
        </text:list-item>
        <text:list-item>
          <text:p text:style-name="P5">absurdly strong sustainability ---&gt; use renewables only</text:p>
        </text:list-item>
        <text:list-item>
          <text:p text:style-name="P5">before ---&gt; manufactured capital limiting; now ---&gt; natural capital limiting</text:p>
        </text:list-item>
        <text:list-item>
          <text:p text:style-name="P5">investment in natural capital is investment in “infra-infrastructure” ---&gt;regeneration, relief, efficiency (less carnivorous diets!)</text:p>
        </text:list-item>
        <text:list-item>
          <text:p text:style-name="P5">author's key to sustainable development = increase in the added value of the output after accounting for costs/benefits and differentiating between stock and flow portions of natural capital.</text:p>
        </text:list-item>
        <text:list-item>
          <text:p text:style-name="P5">Rules for Environmental Sustainability</text:p>
          <text:list>
            <text:list-item>
              <text:p text:style-name="P5">Output Rule --- Waste emissions of a project must be w/in the assimilative capacity of the local env w/o harming future assimilative capacities</text:p>
            </text:list-item>
            <text:list-item>
              <text:p text:style-name="P5">Input Rule --- Renewables must be harvested at the rate of regenerative capacities; nonrenewables harvested at the rate at which substitutes developed by invention and investment, a portion of proceeds from nonrenewables goes to R+D</text:p>
            </text:list-item>
            <text:list-item>
              <text:p text:style-name="P5">Maintenance Rule – source and sink functions must be maintained</text:p>
            </text:list-item>
          </text:list>
        </text:list-item>
        <text:list-item>
          <text:p text:style-name="P5">See p. 8 for the conditions of environmental sustainability</text:p>
        </text:list-item>
        <text:list-item>
          <text:p text:style-name="P5">technology and efficiency squeeze more out of the stock but do not increase the stock</text:p>
        </text:list-item>
        <text:list-item>
          <text:p text:style-name="P5"><text:soft-page-break/>ES equally important for N and S countries</text:p>
        </text:list-item>
        <text:list-item>
          <text:p text:style-name="P5">Affluence and overconsumption do not increase human welfare (actually the reverse is true!)</text:p>
        </text:list-item>
        <text:list-item>
          <text:p text:style-name="P5">Impact = Pop x Affluence x Technology. <text:s/>Reducing impact means modifying one of these.</text:p>
        </text:list-item>
        <text:list-item>
          <text:p text:style-name="P5">Pop ---&gt; must level off; eventually will come up against biophysical limits but intragenerational problem of sharing a political not biophysical problem: more sharing! Population reduction most effective in the very rich and the very poor countries</text:p>
        </text:list-item>
        <text:list-item>
          <text:p text:style-name="P5">40% of photosynthetic production now appropriated by economic subsystem; plant production decreasing b/c of increase inUVB (ozone depletion), warming temps, climate disruptions</text:p>
        </text:list-item>
        <text:list-item>
          <text:p text:style-name="P5">OECD countries must reduce quantity and increase quality; improving the affluence of the poor need not necessarily increase env destruction---&gt; it will prevent poor from being victimized and the unwitting agents of env destruction</text:p>
        </text:list-item>
        <text:list-item>
          <text:p text:style-name="P5">investment in women's education the best measure of economic development and environmental sustainability</text:p>
        </text:list-item>
        <text:list-item>
          <text:p text:style-name="P5"/>
        </text:list-item>
      </text:list>
      <text:p text:style-name="Standard"/>
      <text:p text:style-name="Standard">Stopped page eight</text:p>
      <text:p text:style-name="Standard"/>
      <text:p text:style-name="P2">Ehrlich “Interrelations Between Population, Consumption, and Ecosystems</text:p>
      <text:list text:style-name="L4">
        <text:list-item>
          <text:p text:style-name="P6">larger population enabled by channeling more and more of earth's productivity into human systems</text:p>
        </text:list-item>
        <text:list-item>
          <text:p text:style-name="P6">2 billion in 1930; industrialized Europe and US began feeding from the rest of the world</text:p>
        </text:list-item>
        <text:list-item>
          <text:p text:style-name="P6">6 billion in 2000 humans a global geological force; reshaped land surfaces and exploited the oceans; serious effects on natural capital</text:p>
        </text:list-item>
        <text:list-item>
          <text:p text:style-name="P6">7 billion in 2011</text:p>
        </text:list-item>
        <text:list-item>
          <text:p text:style-name="P6">industrialized nation's have secured lion's share of world wealth</text:p>
        </text:list-item>
        <text:list-item>
          <text:p text:style-name="P6">unbalanced, collective actions trigger instabilities (nonlinear systems)</text:p>
        </text:list-item>
        <text:list-item>
          <text:p text:style-name="P6">eco-footprint analysis shows that humanity has already exceeded the long-term carrying capacity by 40% --unsustainable</text:p>
        </text:list-item>
        <text:list-item>
          <text:p text:style-name="P6">adoption of the US lifestyle by world's population would require 4 Earths; gluttony of the West desired by the rest</text:p>
        </text:list-item>
        <text:list-item>
          <text:p text:style-name="P6">IPAT offers clues to reverse the overshoot </text:p>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2" svg:font-family="StarSymbol" style:font-pitch="variable"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10-01T07:07:02</meta:creation-date>
    <dc:date>2011-11-04T06:25:47</dc:date>
    <meta:editing-cycles>21</meta:editing-cycles>
    <meta:editing-duration>PT11H8M39S</meta:editing-duration>
    <meta:user-defined meta:name="Info 1"/>
    <meta:user-defined meta:name="Info 2"/>
    <meta:user-defined meta:name="Info 3"/>
    <meta:user-defined meta:name="Info 4"/>
    <meta:document-statistic meta:table-count="0" meta:image-count="0" meta:object-count="0" meta:page-count="4" meta:paragraph-count="81" meta:word-count="1704" meta:character-count="11631"/>
  </office:meta>
</office:document-meta>
</file>